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Standaardalinea-lettertype" style:family="text">
      <style:text-properties fo:font-weight="bold" style:font-weight-asian="bold" style:font-weight-complex="bold"/>
    </style:style>
    <style:style style:name="P3" style:parent-style-name="Standaard" style:family="paragraph">
      <style:text-properties fo:font-weight="bold" style:font-weight-asian="bold" style:font-weight-complex="bold"/>
    </style:style>
    <style:style style:name="P4" style:parent-style-name="Standaard" style:list-style-name="LFO2" style:family="paragraph"/>
    <style:style style:name="T5" style:parent-style-name="Standaardalinea-lettertype" style:family="text">
      <style:text-properties fo:font-weight="bold" style:font-weight-asian="bold" style:font-weight-complex="bold"/>
    </style:style>
    <style:style style:name="P6" style:parent-style-name="Standaard" style:list-style-name="LFO2" style:family="paragraph"/>
    <style:style style:name="P7" style:parent-style-name="Standaard" style:list-style-name="LFO2" style:family="paragraph"/>
    <style:style style:name="T8" style:parent-style-name="Standaardalinea-lettertype" style:family="text">
      <style:text-properties fo:font-style="italic" style:font-style-asian="italic" style:font-style-complex="italic"/>
    </style:style>
    <style:style style:name="P9" style:parent-style-name="Standaard" style:list-style-name="LFO2" style:family="paragraph"/>
  </office:automatic-styles>
  <office:body>
    <office:text text:use-soft-page-breaks="true">
      <text:p text:style-name="P1">Uitvoer zonder HTML-tags</text:p>
      <text:p text:style-name="Standaard">Je probleem lijkt te zijn dat je HTML-tags (&lt;p&gt;, &lt;/p&gt;, etc.) in de output krijgt en je deze wilt verwijderen. Je kunt hiervoor de<text:s/><text:span text:style-name="T2">re</text:span>-module gebruiken om deze tags te verwijderen met behulp van een reguliere expressie.</text:p>
      <text:p text:style-name="Standaard">Hier is een voorbeeld van hoe je dit kunt doen:</text:p>
      <text:p text:style-name="P3">Uitleg</text:p>
      <text:list text:style-name="LFO2" text:continue-numbering="true">
        <text:list-item>
          <text:p text:style-name="P4"><text:span text:style-name="T5">re.sub(r"&lt;.*?&gt;", "", text)</text:span>:</text:p>
          <text:list text:continue-numbering="true">
            <text:list-item>
              <text:p text:style-name="P6">De reguliere expressie r"&lt;.*?&gt;" matcht alles tussen &lt; en &gt;, inclusief de tags zelf.</text:p>
            </text:list-item>
            <text:list-item>
              <text:p text:style-name="P7">.*? is een niet-hebzuchtige (<text:span text:style-name="T8">non-greedy</text:span>) match, zodat het alleen de inhoud tussen één set tags matcht (en niet te veel weghaalt).</text:p>
            </text:list-item>
            <text:list-item>
              <text:p text:style-name="P9">Dit wordt vervangen door een lege string (""), waardoor de tags worden verwijderd.</text:p>
            </text:list-item>
          </text:list>
        </text:list-item>
      </text:list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hnatan Sno</meta:initial-creator>
    <dc:creator>Johnatan Sno</dc:creator>
    <meta:creation-date>2025-01-20T15:41:00Z</meta:creation-date>
    <dc:date>2025-01-26T22:45:00Z</dc:date>
    <meta:template xlink:href="Normal" xlink:type="simple"/>
    <meta:editing-cycles>3</meta:editing-cycles>
    <meta:editing-duration>PT11820S</meta:editing-duration>
    <meta:document-statistic meta:page-count="1" meta:paragraph-count="1" meta:word-count="96" meta:character-count="623" meta:row-count="4" meta:non-whitespace-character-count="528"/>
  </office:meta>
</office:document-meta>
</file>